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alibri" svg:font-family="Calibri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 style:list-style-name="L1">
      <style:paragraph-properties fo:line-height="200%"/>
    </style:style>
    <style:style style:name="T1" style:family="text">
      <style:text-properties style:font-name="Calibri"/>
    </style:style>
    <style:style style:name="T2" style:family="text">
      <style:text-properties style:font-name="Times New Roma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Name: No Name</text:p>
      <text:p text:style-name="P1">Members: Josh Moore, Randy Jordan, Moustafa Ismael, Ben Chieu, Jon Rall</text:p>
      <text:p text:style-name="P1"/>
      <text:p text:style-name="P1">1. <text:s text:c="2"/>The Burninator</text:p>
      <text:list xml:id="list212313659" text:style-name="L1">
        <text:list-header>
          <text:p text:style-name="P2">Controls and automated functions for a new roller coaster at Disney Land, The Burninator. <text:s/>The Burninator is a standard roller coaster that spurts fire (at a safe distance) at certain checkpoints. Some automated functions include braking, speeding up, fire spurts, smoke machine, flashy light, screaming babies, and bringing the coaster to a full stop. <text:s/>The primary concern will be safety measures followed by the concern for the “fun” experienced by the customers. <text:s/>The user functions include hitting a switch to start the ride, an emergency stop switch, and locking/unlocked the harnesses.</text:p>
        </text:list-header>
      </text:list>
      <text:p text:style-name="P1"/>
      <text:p text:style-name="P1"><text:tab/>Assumptions include hardware, fuel supply for the flame throwers, and a copious amount of babies.</text:p>
      <text:p text:style-name="P1"/>
      <text:p text:style-name="P1">2. <text:s text:c="2"/>i Phone iStalk</text:p>
      <text:p text:style-name="P1"><text:span text:style-name="T1"><text:tab/></text:span><text:span text:style-name="T2">The software is designed in order to provide the ability to compare pictures between multiple users through iPhones in order to compile albums consisting of all the images of a single person automatically. <text:s/>This software will be able to upload and download pictures. <text:s/>On the server images will be compared to gather all photos which facial recognition software identifies as of the same user. <text:s/>The image comparison software will compare specific points on the face in the image to other images tagged of the same person. <text:s/>Detection will also be determined by the proximity of both users in order to sharpen our detection's accuracy. <text:s/>If the software finds two matches, but one of them is 10 miles away and the other is 5 feet, the match with the smallest proximity will be chosen. <text:s/>Users must submit base profile images of themselves and basic information that will be matched to these images. <text:s/>Users will </text:span><text:soft-page-break/><text:span text:style-name="T2">then be able to browse all images of a given person. <text:s/>Additional comments may be added to images and tags may be forced onto images the software cannot identify.</text:span></text:p>
      <text:p text:style-name="P1"><text:span text:style-name="T2"/></text:p>
      <text:p text:style-name="P1"><text:span text:style-name="T2"><text:tab/>Assumptions include iPhone camera, that both users are logged in, server for holding images, user information, access to the web, and basic image comparing software that can pick out a face from any im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bn Mandude</meta:initial-creator>
    <meta:creation-date>2010-02-04T18:11:23</meta:creation-date>
    <meta:document-statistic meta:table-count="0" meta:image-count="0" meta:object-count="0" meta:page-count="2" meta:paragraph-count="8" meta:word-count="346" meta:character-count="2092"/>
    <dc:date>2010-02-04T18:57:33</dc:date>
    <dc:creator>Ibn Mandude</dc:creator>
    <meta:editing-duration>PT00H11M50S</meta:editing-duration>
    <meta:editing-cycles>1</meta:editing-cycles>
    <meta:generator>OpenOffice.org/3.1$Linux OpenOffice.org_project/310m19$Build-9420</meta:generator>
  </office:meta>
</office:document-meta>
</file>